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8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6"/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  <text:p text:style-name="P15"/>
      <text:p text:style-name="P15">Tues 4/25/2017 <text:span text:style-name="T1">0 miles</text:span></text:p>
      <text:p text:style-name="P15">We drove flew back to the US from Amsterdam.</text:p>
      <text:p text:style-name="P15"/>
      <text:p text:style-name="P15">Wed 4/26/2017 <text:s/><text:span text:style-name="T1">4 miles</text:span></text:p>
      <text:p text:style-name="P15">I ran and walked 4 miles on hilly roads in Meadville and averaged 10:57.</text:p>
      <text:p text:style-name="P15"/>
      <text:p text:style-name="P15">Thur 4/27/2017 <text:s/><text:span text:style-name="T1">5 miles</text:span></text:p>
      <text:p text:style-name="P15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5">1 minute and ran a mile in 7:45. </text:p>
      <text:p text:style-name="P15"/>
      <text:p text:style-name="P15">Fri 4/28/2017 <text:span text:style-name="T1">4 miles</text:span></text:p>
      <text:p text:style-name="P15">I ran ½ mile down to the indoor track in 4:22 and rested 3 minutes. Then I did ¼ mile of drills and ran </text:p>
      <text:p text:style-name="P15">¾ <text:s/>miles in 6:33 on the indoor track. I rested 6 minutes and on a treadmill I ran 2 miles in 18:00 including ½ mile in 3:50. I warmed down with ½ mile in about 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8T12:30:49.82</dc:date>
    <dc:creator>James Lombardi</dc:creator>
    <meta:editing-duration>P1DT1H38M53S</meta:editing-duration>
    <meta:editing-cycles>182</meta:editing-cycles>
    <meta:document-statistic meta:table-count="0" meta:image-count="0" meta:object-count="0" meta:page-count="6" meta:paragraph-count="135" meta:word-count="1969" meta:character-count="9583"/>
  </office:meta>
</office:document-meta>
</file>